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2a3e" officeooo:paragraph-rsid="001b2a3e"/>
    </style:style>
    <style:style style:name="P2" style:family="paragraph" style:parent-style-name="Standard" style:list-style-name="L3">
      <style:text-properties officeooo:rsid="001b2a3e" officeooo:paragraph-rsid="001b2a3e"/>
    </style:style>
    <style:style style:name="P3" style:family="paragraph" style:parent-style-name="Standard" style:list-style-name="L3">
      <style:text-properties officeooo:rsid="001ce519" officeooo:paragraph-rsid="001ce519"/>
    </style:style>
    <style:style style:name="P4" style:family="paragraph" style:parent-style-name="Standard">
      <style:text-properties officeooo:rsid="001ce519" officeooo:paragraph-rsid="001ce519"/>
    </style:style>
    <style:style style:name="T1" style:family="text">
      <style:text-properties fo:color="#c9211e" loext:opacity="100%"/>
    </style:style>
    <style:style style:name="T2" style:family="text">
      <style:text-properties officeooo:rsid="001ed0a9"/>
    </style:style>
    <style:style style:name="T3" style:family="text">
      <style:text-properties officeooo:rsid="001f2378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AL VERBS <text:span text:style-name="T3">22/24</text:span></text:p>
      <text:p text:style-name="P1"/>
      <text:list xml:id="list196514213" text:style-name="L3">
        <text:list-item>
          <text:p text:style-name="P2">1. Choose</text:p>
          <text:list>
            <text:list-item>
              <text:p text:style-name="P2">1. <text:span text:style-name="T1">might</text:span></text:p>
            </text:list-item>
            <text:list-item>
              <text:p text:style-name="P2">2. <text:s/>should</text:p>
            </text:list-item>
            <text:list-item>
              <text:p text:style-name="P2">3. <text:span text:style-name="T1">may not</text:span></text:p>
            </text:list-item>
            <text:list-item>
              <text:p text:style-name="P2">4. <text:s/>don’t have to</text:p>
            </text:list-item>
            <text:list-item>
              <text:p text:style-name="P2">5. ought to</text:p>
            </text:list-item>
            <text:list-item>
              <text:p text:style-name="P2">6. could</text:p>
            </text:list-item>
          </text:list>
          <text:p text:style-name="P2"/>
        </text:list-item>
        <text:list-item>
          <text:p text:style-name="P2">2. Choose:</text:p>
          <text:list>
            <text:list-item>
              <text:p text:style-name="P2">1. <text:span text:style-name="T2">A</text:span></text:p>
            </text:list-item>
            <text:list-item>
              <text:p text:style-name="P2">2. B</text:p>
            </text:list-item>
            <text:list-item>
              <text:p text:style-name="P2">3. A</text:p>
            </text:list-item>
            <text:list-item>
              <text:p text:style-name="P2">4. B</text:p>
            </text:list-item>
          </text:list>
        </text:list-item>
      </text:list>
      <text:p text:style-name="P1"/>
      <text:list xml:id="list172255302933831" text:continue-numbering="true" text:style-name="L3">
        <text:list-item>
          <text:p text:style-name="P2">3. Complete:</text:p>
          <text:list>
            <text:list-item>
              <text:p text:style-name="P2">1. must</text:p>
            </text:list-item>
            <text:list-item>
              <text:p text:style-name="P2">2. May</text:p>
            </text:list-item>
            <text:list-item>
              <text:p text:style-name="P2">3. can’t</text:p>
            </text:list-item>
            <text:list-item>
              <text:p text:style-name="P2">4. should</text:p>
            </text:list-item>
            <text:list-item>
              <text:p text:style-name="P2">5. could</text:p>
            </text:list-item>
          </text:list>
        </text:list-item>
      </text:list>
      <text:p text:style-name="P1"/>
      <text:list xml:id="list172255318053532" text:continue-numbering="true" text:style-name="L3">
        <text:list-item>
          <text:p text:style-name="P2">4. Replace:</text:p>
          <text:list>
            <text:list-item>
              <text:p text:style-name="P3">1. ought to</text:p>
            </text:list-item>
            <text:list-item>
              <text:p text:style-name="P3">2. might</text:p>
            </text:list-item>
            <text:list-item>
              <text:p text:style-name="P3">3. mustn’t</text:p>
            </text:list-item>
            <text:list-item>
              <text:p text:style-name="P3">4. needn’t</text:p>
            </text:list-item>
            <text:list-item>
              <text:p text:style-name="P3">5. have to</text:p>
            </text:list-item>
            <text:list-item>
              <text:p text:style-name="P3">6.couldn’t</text:p>
            </text:list-item>
          </text:list>
        </text:list-item>
      </text:list>
      <text:p text:style-name="P4"/>
      <text:list xml:id="list172254797241751" text:continue-numbering="true" text:style-name="L3">
        <text:list-item>
          <text:p text:style-name="P3">5. Choose</text:p>
          <text:list>
            <text:list-item>
              <text:p text:style-name="P3">1. needn’t have</text:p>
            </text:list-item>
            <text:list-item>
              <text:p text:style-name="P3">2. must have</text:p>
            </text:list-item>
            <text:list-item>
              <text:p text:style-name="P3">3. shouldn’t have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9:22:04.896930053</meta:creation-date>
    <dc:date>2026-01-15T17:22:54.257122984</dc:date>
    <meta:editing-duration>PT57M21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31" meta:word-count="99" meta:character-count="319" meta:non-whitespace-character-count="278"/>
  </office:meta>
</office:document-meta>
</file>